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25.7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25.7cm" style:rel-column-width="65535*"/>
    </style:style>
    <style:style style:name="Таблица5.A1" style:family="table-cell">
      <style:table-cell-properties fo:padding="0.097cm" fo:border="0.002cm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onsolas" fo:font-size="14pt" style:font-size-asian="14pt" style:font-size-complex="14pt"/>
    </style:style>
    <style:style style:name="P2" style:family="paragraph" style:parent-style-name="Table_20_Contents">
      <style:paragraph-properties fo:text-align="justify" style:justify-single-word="false"/>
      <style:text-properties style:font-name="Consolas"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Consolas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Consolas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Consolas"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onsolas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Consolas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fo:language="en" fo:country="US"/>
    </style:style>
    <style:style style:name="T7" style:family="text">
      <style:text-properties style:font-name="Consolas" fo:language="en" fo:country="US" fo:font-weight="normal" style:font-weight-asian="normal" style:font-weight-complex="normal"/>
    </style:style>
    <style:style style:name="T8" style:family="text">
      <style:text-properties fo:color="#0000cc" fo:language="en" fo:country="US"/>
    </style:style>
    <style:style style:name="T9" style:family="text">
      <style:text-properties fo:color="#0000cc" fo:language="en" fo:country="US" fo:font-weight="normal" style:font-weight-asian="normal" style:font-weight-complex="normal"/>
    </style:style>
    <style:style style:name="T10" style:family="text">
      <style:text-properties fo:color="#0000cc" fo:font-weight="normal" style:font-weight-asian="normal" style:font-weight-complex="normal"/>
    </style:style>
    <style:style style:name="T11" style:family="text">
      <style:text-properties fo:color="#0000cc" style:font-name="Consolas" fo:language="en" fo:country="US"/>
    </style:style>
    <style:style style:name="T12" style:family="text">
      <style:text-properties fo:color="#000000" style:font-name="Consolas" fo:language="en" fo:country="US"/>
    </style:style>
    <style:style style:name="T13" style:family="text">
      <style:text-properties style:font-name="Consolas" fo:font-size="18pt" fo:font-weight="bold" style:font-size-asian="18pt" style:font-weight-asian="bold" style:font-size-complex="18pt" style:font-weight-complex="bold"/>
    </style:style>
    <style:style style:name="gr1" style:family="graphic">
      <style:graphic-properties svg:stroke-width="0cm" svg:stroke-color="#000000" draw:marker-start-width="0.353cm" draw:marker-end-width="0.353cm" draw:fill="solid" draw:fill-color="#ff99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7" svg:width="25.667cm" svg:height="1.23cm" svg:x="0.018cm" svg:y="0.019cm"><text:p text:style-name="P6"><text:span text:style-name="T13">Проект ExportPlugin</text:span></text:p></draw:rect></text:p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Первый вариант <text:span text:style-name="T1">реализации плагина </text:span><text:span text:style-name="T3">ExportPlugin. </text:span><text:span text:style-name="T1">Первым вариантом реализации плагина является создание библиотеки классов в которой представлен единственный класс </text:span><text:span text:style-name="T3">ExportPlugin </text:span><text:span text:style-name="T1">реализующий интерфейс </text:span><text:span text:style-name="T3">IPluggable. </text:span><text:span text:style-name="T1">В таком исполнении плагин грузится классом </text:span><text:span text:style-name="T3">Loader </text:span><text:span text:style-name="T1">и его метод </text:span><text:span text:style-name="T3">Run </text:span><text:span text:style-name="T1">вызывается на исполнение в функции </text:span><text:span text:style-name="T3">Main() </text:span><text:span text:style-name="T1">сновного приложения. В таком варианте плагина метод </text:span><text:span text:style-name="T3">Run </text:span><text:span text:style-name="T1">плагина исполняется единажды в цикле функции </text:span><text:span text:style-name="T3">Main() </text:span><text:span text:style-name="T1">и плагину нельзя передать параметр в виде имени файла </text:span><text:span text:style-name="T3">json </text:span><text:span text:style-name="T1">из которого нужно экспортировать данные о работниках. 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">Второй вариант: <text:span text:style-name="T1">в реализации плагина желательно иметь возможность что бы плагин обрабатывал команду </text:span><text:span text:style-name="T3">export </text:span><text:span text:style-name="T1">и запрашивал у пользователя имя файла для экспорта. Но в случае реализации в функции </text:span><text:span text:style-name="T3">Run </text:span><text:span text:style-name="T1">плагина цикла опроса на наличие команды </text:span><text:span text:style-name="T3">export </text:span><text:span text:style-name="T1">в консольном вводе будут недоступны остальные команды </text:span><text:span text:style-name="T3">list, add, del </text:span><text:span text:style-name="T1">и </text:span><text:span text:style-name="T3">save </text:span><text:span text:style-name="T1">плагина </text:span><text:span text:style-name="T3">EmploeesViewerPlugin. </text:span><text:span text:style-name="T1">Поэтому желательно чтобы плагин </text:span><text:span text:style-name="T3">ExportPlugin </text:span><text:span text:style-name="T1">грузился посредством кода плагина </text:span><text:span text:style-name="T3">EmploeesViewerPlugin </text:span><text:span text:style-name="T1">и данный плагин при вводе команды </text:span><text:span text:style-name="T3">export </text:span><text:span text:style-name="T1">передавал её плагину </text:span><text:span text:style-name="T3">ExportPlugin </text:span><text:span text:style-name="T1">для исполнения.</text:span></text:p>
          </table:table-cell>
        </table:table-row>
      </table:table>
      <text:p text:style-name="P1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">Примечание: <text:span text:style-name="T1">Данный плагин кодировался в соответствии с предпоалагемыми корректировками кода основного приложения и плагинов </text:span><text:span text:style-name="T3">EmployeesLoaderPlugin </text:span><text:span text:style-name="T1">и </text:span><text:span text:style-name="T3">EmployeesViewerPlugin. </text:span><text:span text:style-name="T1">Без данных коректировок код плагина не компилируется. Смотри корректировки кода в файле </text:span>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">Данные в файле <text:span text:style-name="T2">json </text:span>для загрузки плагином: <text:span text:style-name="T1">файл </text:span><text:span text:style-name="T3">json </text:span><text:span text:style-name="T1">содержит массив объектов типа </text:span><text:span text:style-name="T3">Employee </text:span><text:span text:style-name="T1">которые имеют два свойства: имя в виде строки текста и номера телефонов в виде массива строк. Тестовый файл </text:span><text:span text:style-name="T3">json </text:span><text:span text:style-name="T1">содержит слишком много данных на одну персону которые отсутствуют в логике работы приложения </text:span><text:span text:style-name="T3">PhoneApp, </text:span><text:span text:style-name="T1">и в плагинах, что повлечём полную модификацию всего кода.</text:span></text:p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">Класс: <text:span text:style-name="T3">ExportPlugin</text:span></text:p>
            <text:p text:style-name="P3">Реализуемый интерфейс: <text:span text:style-name="T3">Ipluggable</text:span></text:p>
            <text:p text:style-name="P2">Описание класса: <text:span text:style-name="T1">Данный класс используется в коде плагина </text:span><text:span text:style-name="T3">EmploeesViewerPlugin </text:span><text:span text:style-name="T1">который при вводе команды </text:span><text:span text:style-name="T3">export </text:span><text:span text:style-name="T1">передаёт плагину имя файла экспорта — параметра команды </text:span><text:span text:style-name="T3">export </text:span><text:span text:style-name="T1">и десериализует данные из файла в виде массива объектов типа </text:span><text:span text:style-name="T3">Employee. </text:span><text:span text:style-name="T1">После десериализации код плагина вводит данные из десериализованного массива в массив аргумент функции </text:span><text:span text:style-name="T3">Run </text:span><text:span text:style-name="T1">плагина и возвращает данный аргумент коду плагина </text:span><text:span text:style-name="T3">EmploeesViewerPlugin </text:span><text:span text:style-name="T1">который переходит к опросу ввода новой команды. Параметр команды </text:span><text:span text:style-name="T3">export </text:span><text:span text:style-name="T1">проверяется кодом плагина </text:span><text:span text:style-name="T3">EmployeesViewerPlugin </text:span><text:span text:style-name="T1">на предмет не пустого ввода. При этом плагин </text:span><text:span text:style-name="T3">EmployeesViewerPlugin </text:span><text:span text:style-name="T1">перехватывает исключения из функции </text:span><text:span text:style-name="T3">Run </text:span><text:span text:style-name="T1">плагина </text:span><text:span text:style-name="T3">ExportPlugin </text:span><text:span text:style-name="T1">после чего выводит сообщение и переходит к опросу ввода следующей команды.</text:span></text:p>
            <text:p text:style-name="P3">Поля класса:</text:p>
            <text:p text:style-name="P3"><text:s text:c="3"/><text:span text:style-name="T9">private String m_json_export_file = “”;</text:span></text:p>
            <text:p text:style-name="P5"><text:s text:c="3"/>Данное поле содержит имя <text:span text:style-name="T2">json </text:span>файла которое передаётся как параметр команды <text:span text:style-name="T2">export </text:span>плагина </text:p>
            <text:p text:style-name="P5"><text:s text:c="3"/>E<text:span text:style-name="T2">mployeesViewerPlugin. </text:span>Данное поле читается функцией доступа <text:span text:style-name="T2">GetJsonExportFileName() </text:span>и </text:p>
            <text:p text:style-name="P5"><text:s text:c="3"/>пишется функцией доступа <text:span text:style-name="T2">SetJsonExportFileName().</text:span></text:p>
            <text:p text:style-name="P3">Функции класса:</text:p>
            <text:p text:style-name="P3"><text:s text:c="3"/><text:span text:style-name="T9">String GetJsonExportFileName();</text:span></text:p>
            <text:p text:style-name="P3"><text:span text:style-name="T3"><text:s text:c="3"/></text:span>Описание: <text:span text:style-name="T1">Функция возвращает имя </text:span><text:span text:style-name="T3">json </text:span><text:span text:style-name="T1">файла экспорта в виде строки текста.</text:span></text:p>
            <text:p text:style-name="P3"><text:span text:style-name="T1"/></text:p>
            <text:p text:style-name="P3"><text:span text:style-name="T1"><text:s text:c="3"/></text:span><text:span text:style-name="T10">v</text:span><text:span text:style-name="T9">oid SetJsonExportFileName(String ExportFileName);</text:span></text:p>
            <text:p text:style-name="P3"><text:span text:style-name="T2"><text:s text:c="3"/></text:span>Описание: <text:span text:style-name="T1">Функция проверяет что параметр не является пустой ссылкой и пустой строкой и </text:span></text:p>
            <text:p text:style-name="P3"><text:span text:style-name="T1"><text:s text:c="3"/>записывает параметр в качестве значения свойства </text:span><text:span text:style-name="T3">m_json_export_file. </text:span><text:span text:style-name="T1">Если параметр <text:s text:c="2"/></text:span></text:p>
            <text:p text:style-name="P3"><text:span text:style-name="T3"><text:s text:c="3"/>ExportFileName </text:span><text:span text:style-name="T1">является пустой ссылкой то функция возбуждает исключение типа </text:span></text:p>
            <text:p text:style-name="P3"><text:span text:style-name="T3"><text:s text:c="3"/>ArgumentNullException. </text:span><text:span text:style-name="T1">Если параметр является пустой строкой то функция возбуждает </text:span></text:p>
            <text:p text:style-name="P3"><text:span text:style-name="T1"><text:s text:c="3"/>исключение типа </text:span><text:span text:style-name="T3">ArgumentException. </text:span><text:span text:style-name="T1">Данные исключения должны перехватываться кодом </text:span></text:p>
            <text:p text:style-name="P3"><text:span text:style-name="T1"><text:s text:c="3"/>обработки команды </text:span><text:span text:style-name="T3">export </text:span><text:span text:style-name="T1">плагина </text:span><text:span text:style-name="T3">EmploeesViewerPlugin. </text:span><text:span text:style-name="T1">Так же функция проверяет что данный </text:span></text:p>
            <text:p text:style-name="P3"><text:span text:style-name="T1"><text:s text:c="3"/>файл существует и если данный файл не существует то она возбуждает исключение типа </text:span></text:p>
            <text:p text:style-name="P3"><text:span text:style-name="T3"><text:s text:c="3"/>FileNotFoundException.</text:span></text:p>
            <text:p text:style-name="P3"><text:span text:style-name="T3"/></text:p>
            <text:p text:style-name="P3"><text:span text:style-name="T3"><text:s text:c="3"/></text:span><text:span text:style-name="T8">List&lt;Employee&gt; Run(List&lt;Employee&gt; args);</text:span></text:p>
            <text:p text:style-name="P3"><text:span text:style-name="T3"><text:s text:c="3"/></text:span>Описание: <text:span text:style-name="T1">Функция читает значение поля </text:span><text:span text:style-name="T3">m_json_export_file </text:span><text:span text:style-name="T1">и читает всё его содержимое в </text:span></text:p>
            <text:p text:style-name="P3"><text:span text:style-name="T1"><text:s text:c="3"/>строку текста посредством вызова </text:span><text:span text:style-name="T3">File.ReadAllText() </text:span><text:span text:style-name="T1">с перехватом всех исключений. При </text:span></text:p>
            <text:p text:style-name="P3"><text:span text:style-name="T1"><text:s text:c="3"/>возбуждении исключения в функции </text:span><text:span text:style-name="T3">ReadAllText() </text:span><text:span text:style-name="T1">функция перевозбуждает исключения как </text:span></text:p>
            <text:p text:style-name="P3"><text:span text:style-name="T1"><text:s text:c="3"/>пользовательское исключение типа <text:s/></text:span><text:span text:style-name="T6">ErrorReadStorage </text:span><text:span text:style-name="T5">которое перехватывается кодом обработки </text:span></text:p>
            <text:p text:style-name="P3"><text:span text:style-name="T5"><text:s text:c="3"/>команды </text:span><text:span text:style-name="T7">export </text:span><text:span text:style-name="T5">плагина </text:span><text:span text:style-name="T7">EmployeesViewerPlugin </text:span><text:span text:style-name="T5">который выводит сообщение и переходит к </text:span></text:p>
            <text:p text:style-name="P3"><text:soft-page-break/><text:span text:style-name="T5"><text:s text:c="3"/>опросу ввода новой команды. После успешного прочтения файла функция десериализует его </text:span></text:p>
            <text:p text:style-name="P3"><text:span text:style-name="T5"><text:s text:c="3"/>текстовое содержимое посредством вызова </text:span><text:span text:style-name="T7">JsonSerializer.Deserialize(String) </text:span><text:span text:style-name="T5">с контролем на </text:span></text:p>
            <text:p text:style-name="P3"><text:span text:style-name="T5"><text:s text:c="3"/>все возможные исключения. При перехвате исключений функция перевозбуждает пользовательское </text:span></text:p>
            <text:p text:style-name="P3"><text:span text:style-name="T5"><text:s text:c="3"/>исключение типа </text:span><text:span text:style-name="T6">ErrorDeserialization </text:span><text:span text:style-name="T5">которое перехватывается кодом обработки команды </text:span></text:p>
            <text:p text:style-name="P3"><text:span text:style-name="T7"><text:s text:c="3"/>export </text:span><text:span text:style-name="T5">в плагине </text:span><text:span text:style-name="T7">EmployeesViewerPlugin </text:span><text:span text:style-name="T5">который выводит сообщение и переходит к опросу </text:span></text:p>
            <text:p text:style-name="P3"><text:span text:style-name="T5"><text:s text:c="3"/>ввода новой команды. После успешной десериализации в массив объектов </text:span><text:span text:style-name="T7">Employee </text:span><text:span text:style-name="T5">функция </text:span></text:p>
            <text:p text:style-name="P3"><text:span text:style-name="T5"><text:s text:c="3"/>выводит на консоль количество экспортированных работников в виде размера списка. После </text:span></text:p>
            <text:p text:style-name="P3"><text:span text:style-name="T5"><text:s text:c="3"/>чего функция в цикле вводит все элементы из десериализованного массива в массив </text:span></text:p>
            <text:p text:style-name="P3"><text:span text:style-name="T7"><text:s text:c="3"/>List&lt;Employee&gt; args </text:span><text:span text:style-name="T5">и возвращает его.</text:span></text:p>
          </table:table-cell>
        </table:table-row>
      </table:table>
      <text:p text:style-name="P1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">Классы исключений: <text:span text:style-name="T11">ErrorReadStorage</text:span><text:span text:style-name="T6"> <text:s/></text:span><text:span text:style-name="T11">ErrorWriteStorage</text:span><text:span text:style-name="T12"> </text:span><text:span text:style-name="T11">ErrorSerialization</text:span><text:span text:style-name="T12"> </text:span></text:p>
            <text:p text:style-name="P3"><text:span text:style-name="T12"><text:s text:c="19"/></text:span><text:span text:style-name="T11">ErrorDeserialization</text:span></text:p>
            <text:p text:style-name="P3"><text:span text:style-name="T4">Базовый класс: </text:span><text:span text:style-name="T11">Exception</text:span></text:p>
            <text:p text:style-name="P2"><text:span text:style-name="T4">Описание: </text:span><text:span text:style-name="T5">Классы исключений возбуждаются при ошибках связанных с чтением сериализованных данных из </text:span><text:span text:style-name="T7">json </text:span><text:span text:style-name="T5">файла, при ошибках связанных с записью сериализованных данных в файл, при ошибках сериализации и десериализации. Данные классы содержат строку текста с названием типа исключения которое его породило и удобочитаемое сообщение об ошибке.</text:span></text:p>
            <text:p text:style-name="P2"><text:span text:style-name="T4">Конструктор класса:</text:span></text:p>
            <text:p text:style-name="P2"><text:span text:style-name="T4"><text:s text:c="3"/></text:span><text:span text:style-name="T11">ErrorReadStorage(String Cause, String Message);</text:span></text:p>
            <text:p text:style-name="P2"><text:span text:style-name="T7"><text:s text:c="3"/></text:span><text:span text:style-name="T4">Описание: </text:span><text:span text:style-name="T5">Конструктор принимает имя типа исключения причину возникновения данного </text:span></text:p>
            <text:p text:style-name="P2"><text:span text:style-name="T5"><text:s text:c="3"/>исключения и удобочитаемое сообщение об ошибке.</text:span></text:p>
            <text:p text:style-name="P2"><text:span text:style-name="T4">Функции доступа:</text:span></text:p>
            <text:p text:style-name="P2"><text:span text:style-name="T4"><text:s text:c="3"/></text:span><text:span text:style-name="T11">string GetCause();</text:span></text:p>
            <text:p text:style-name="P2"><text:span text:style-name="T7"><text:s text:c="3"/></text:span><text:span text:style-name="T4">Описание: </text:span><text:span text:style-name="T5">Функция возвращает имя типа исключения ставшего причиной данного исключения.</text:span></text:p>
            <text:p text:style-name="P2"><text:span text:style-name="T5"/></text:p>
            <text:p text:style-name="P2"><text:span text:style-name="T5"><text:s text:c="3"/>v</text:span><text:span text:style-name="T11">oid SetCause(String Cause);</text:span></text:p>
            <text:p text:style-name="P2"><text:span text:style-name="T7"><text:s text:c="3"/></text:span><text:span text:style-name="T4">Описание: </text:span><text:span text:style-name="T5">Функция устанавливает имя типа исключения ставшего причиной данного исключения.</text:span></text:p>
            <text:p text:style-name="P2"><text:span text:style-name="T5"/></text:p>
            <text:p text:style-name="P2"><text:span text:style-name="T5"><text:s text:c="3"/></text:span><text:span text:style-name="T11">String GetMessage();</text:span></text:p>
            <text:p text:style-name="P2"><text:span text:style-name="T7"><text:s text:c="3"/></text:span><text:span text:style-name="T4">Описание: </text:span><text:span text:style-name="T5">Функция возвращает удобочитаемое сообщение для пользователя.</text:span></text:p>
            <text:p text:style-name="P2"><text:span text:style-name="T5"/></text:p>
            <text:p text:style-name="P2"><text:span text:style-name="T5"><text:s text:c="3"/></text:span><text:span text:style-name="T11">void SetMessage(String Message);</text:span></text:p>
            <text:p text:style-name="P2"><text:span text:style-name="T7"><text:s text:c="3"/></text:span><text:span text:style-name="T4">Описание: </text:span><text:span text:style-name="T5">Функция устанавливает удобочитаемое сообщение для пользователя.</text:span></text:p>
            <text:p text:style-name="P2"><text:span text:style-name="T5"/></text:p>
            <text:p text:style-name="P2"><text:span text:style-name="T5"><text:s text:c="3"/></text:span><text:span text:style-name="T11">String? ToString();</text:span></text:p>
            <text:p text:style-name="P2"><text:span text:style-name="T7"><text:s text:c="3"/></text:span><text:span text:style-name="T4">Описание: </text:span><text:span text:style-name="T5">Перегруженная функция класса O</text:span><text:span text:style-name="T7">bject </text:span><text:span text:style-name="T5">возвращает строковое представление класса.</text:span><text:span text:style-name="T7"> 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7M11S</meta:editing-duration>
    <meta:editing-cycles>15</meta:editing-cycles>
    <meta:generator>OpenOffice/4.1.14$Win32 OpenOffice.org_project/4114m1$Build-9811</meta:generator>
    <dc:date>2023-07-25T21:42:19.61</dc:date>
    <dc:creator>Евгений Клёшев</dc:creator>
    <meta:document-statistic meta:table-count="6" meta:image-count="0" meta:object-count="0" meta:page-count="2" meta:paragraph-count="58" meta:word-count="724" meta:character-count="6100"/>
    <meta:user-defined meta:name="Info 1"/>
    <meta:user-defined meta:name="Info 2"/>
    <meta:user-defined meta:name="Info 3"/>
    <meta:user-defined meta:name="Info 4"/>
  </office:meta>
</office:document-meta>
</file>